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eacher_name">
            <text:p>teacher_name</text:p>
          </table:table-cell>
          <table:table-cell table:style-name="pd1" office:value-type="string" office:value="Monday">
            <text:p>Monday</text:p>
          </table:table-cell>
          <table:table-cell table:style-name="pd1" office:value-type="string" office:value="Tuesday">
            <text:p>Tuesday</text:p>
          </table:table-cell>
          <table:table-cell table:style-name="pd1" office:value-type="string" office:value="Wednesday">
            <text:p>Wednesday</text:p>
          </table:table-cell>
          <table:table-cell table:style-name="pd1" office:value-type="string" office:value="Thursday">
            <text:p>Thursday</text:p>
          </table:table-cell>
          <table:table-cell table:style-name="pd1" office:value-type="string" office:value="Friday">
            <text:p>Friday</text:p>
          </table:table-cell>
          <table:table-cell table:style-name="pd1" office:value-type="string" office:value="Saturday">
            <text:p>Saturday</text:p>
          </table:table-cell>
          <table:table-cell table:style-name="pd1" office:value-type="string" office:value="Sunday">
            <text:p>Sunday</text:p>
          </table:table-cell>
          <table:table-cell table:style-name="pd1" office:value-type="string" office:value="status">
            <text:p>status</text:p>
          </table:table-cell>
        </table:table-row>
        <table:table-row>
          <table:table-cell office:value-type="string" office:value="Neeraj">
            <text:p>Neeraj</text:p>
          </table:table-cell>
          <table:table-cell office:value-type="string" office:value="11-12,15-16">
            <text:p>11-12,15-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Jignesh">
            <text:p>Jigne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12,15-16">
            <text:p>11-12,15-16</text:p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Dhiraj">
            <text:p>Dhiraj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Mini">
            <text:p>Min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Arman">
            <text:p>Arma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12,15-16">
            <text:p>11-12,15-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ne">
            <text:p>Done</text:p>
          </table:table-cell>
        </table:table-row>
        <table:table-row>
          <table:table-cell office:value-type="string" office:value="Vinesh">
            <text:p>Vinesh</text:p>
          </table:table-cell>
          <table:table-cell office:value-type="string" office:value="">
            <text:p/>
          </table:table-cell>
          <table:table-cell office:value-type="string" office:value="11-12,15-16">
            <text:p>11-12,15-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one">
            <text:p>D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